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Ubuntu-Bold" svg:font-family="Ubuntu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T1" style:family="text">
      <style:text-properties fo:color="#ce003a" style:font-name="Ubuntu-Bold" fo:font-size="32pt" fo:font-weight="bold" style:font-size-asian="32pt" style:font-weight-asian="bold"/>
    </style:style>
    <style:style style:name="T2" style:family="text">
      <style:text-properties fo:color="#ce003a" style:font-name="Ubuntu-Bold" fo:font-weight="bold" style:font-weight-asian="bold"/>
    </style:style>
    <style:style style:name="T3" style:family="text">
      <style:text-properties fo:color="#000000" style:font-name="Arial-BoldMT" fo:font-size="18pt" fo:font-weight="bold" style:font-size-asian="18pt" style:font-weight-asian="bold"/>
    </style:style>
    <style:style style:name="T4" style:family="text">
      <style:text-properties fo:color="#000000" style:font-name="Arial-BoldMT" fo:font-weight="bold" style:font-weight-asian="bold"/>
    </style:style>
    <style:style style:name="T5" style:family="text">
      <style:text-properties fo:color="#000000" style:font-name="ArialMT" fo:font-size="18pt" style:font-size-asian="18pt"/>
    </style:style>
    <style:style style:name="T6" style:family="text">
      <style:text-properties fo:color="#000000" style:font-name="ArialMT"/>
    </style:style>
    <style:style style:name="T7" style:family="text">
      <style:text-properties fo:color="#000000" style:font-name="ArialMT" fo:font-size="20pt" style:font-size-asian="20pt"/>
    </style:style>
    <style:style style:name="T8" style:family="text">
      <style:text-properties fo:color="#000000" style:font-name="Arial-BoldItalicMT" fo:font-size="20pt" fo:font-style="italic" fo:font-weight="bold" style:font-size-asian="20pt" style:font-style-asian="italic" style:font-weight-asian="bold"/>
    </style:style>
    <style:style style:name="T9" style:family="text">
      <style:text-properties fo:color="#000000" style:font-name="Arial-BoldItalicMT" fo:font-style="italic" fo:font-weight="bold" style:font-style-asian="italic" style:font-weight-asian="bold"/>
    </style:style>
    <style:style style:name="T10" style:family="text">
      <style:text-properties style:font-name="Arial-BoldItalicMT" fo:font-size="20pt" fo:font-style="italic" fo:font-weight="bold" style:font-size-asian="20pt" style:font-style-asian="italic" style:font-weight-asian="bold"/>
    </style:style>
    <style:style style:name="T11" style:family="text">
      <style:text-properties style:font-name="Arial-BoldItalicMT" fo:font-style="italic" fo:font-weight="bold" style:font-style-asian="italic" style:font-weight-asian="bold"/>
    </style:style>
    <style:style style:name="T12" style:family="text">
      <style:text-properties style:font-name="ArialMT"/>
    </style:style>
    <style:style style:name="T13" style:family="text">
      <style:text-properties style:font-name="ArialMT" fo:font-size="18pt" style:font-size-asian="18pt"/>
    </style:style>
    <style:style style:name="T14" style:family="text">
      <style:text-properties style:font-name="Arial-BoldMT" fo:font-size="18pt" fo:font-weight="bold" style:font-size-asian="18pt" style:font-weight-asian="bold"/>
    </style:style>
    <style:style style:name="T15" style:family="text">
      <style:text-properties style:font-name="Arial-BoldMT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a mise en situation professionnelle</text:span></text:p>
      <text:p text:style-name="P4"><text:span text:style-name="T2"/></text:p>
      <text:p text:style-name="P2"><text:span text:style-name="T4">Un Dossier de projet</text:span></text:p>
      <text:p text:style-name="P2"><text:span text:style-name="T4"/></text:p>
      <text:p text:style-name="P2"><text:span text:style-name="T6">- 30 à 60 pages, avec 45 000 signes au minimum.</text:span></text:p>
      <text:p text:style-name="P2"><text:span text:style-name="T6">- Résumé du projet en anglais (abstract) d’une longueur d’au moins 200</text:span></text:p>
      <text:p text:style-name="P2"><text:span text:style-name="T6">mots</text:span></text:p>
      <text:p text:style-name="P2"><text:span text:style-name="T6">- Liste des compétences du référentiel qui sont couvertes par le projet</text:span></text:p>
      <text:p text:style-name="P2"><text:span text:style-name="T6">- Cahier des charges ou expression des besoins de l'application à développer</text:span></text:p>
      <text:p text:style-name="P2"><text:span text:style-name="T6">- Spécifications fonctionnelles</text:span></text:p>
      <text:p text:style-name="P2"><text:span text:style-name="T6">- Spécifications techniques</text:span></text:p>
      <text:p text:style-name="P2"><text:span text:style-name="T6">- Réalisation</text:span></text:p>
      <text:p text:style-name="P2"><text:span text:style-name="T6">Un mois avant la session de validation, le candidat remet à l’organisateur un</text:span></text:p>
      <text:p text:style-name="P1"><text:span text:style-name="T6">résumé du cahier des charges du projet, d’une longueur de 200 à 300 mots.</text:span></text:p>
      <text:p text:style-name="P1"><text:span text:style-name="T6"/></text:p>
      <text:p text:style-name="P1"><text:span text:style-name="T6"/></text:p>
      <text:p text:style-name="P3"><text:span text:style-name="T2">L’entretien avec le jury</text:span></text:p>
      <text:p text:style-name="P3"><text:span text:style-name="T2"/></text:p>
      <text:p text:style-name="P2"><text:span text:style-name="T9">2 min </text:span><text:span text:style-name="T6">de résumé en anglais</text:span></text:p>
      <text:p text:style-name="P2"><text:span text:style-name="T9">18 min </text:span><text:span text:style-name="T6">de présentation en français</text:span></text:p>
      <text:p text:style-name="P2"><text:span text:style-name="T6">- </text:span><text:span text:style-name="T4">Présentation </text:span><text:span text:style-name="T6">de l’entreprise et/ou du service</text:span></text:p>
      <text:p text:style-name="P2"><text:span text:style-name="T6">- </text:span><text:span text:style-name="T4">Contexte </text:span><text:span text:style-name="T6">du projet (cahier des charges, environnement humain et technique)</text:span></text:p>
      <text:p text:style-name="P2"><text:span text:style-name="T6">- </text:span><text:span text:style-name="T4">Analyse</text:span></text:p>
      <text:p text:style-name="P2"><text:span text:style-name="T6">- </text:span><text:span text:style-name="T4">Conception </text:span><text:span text:style-name="T6">et codage</text:span></text:p>
      <text:p text:style-name="P2"><text:span text:style-name="T6">- Présentation des éléments les plus significatifs de l’interface de l’application</text:span></text:p>
      <text:p text:style-name="P2"><text:span text:style-name="T6">- </text:span><text:span text:style-name="T4">Synthèse </text:span><text:span text:style-name="T6">et conclusion</text:span></text:p>
      <text:p text:style-name="P1"><text:span text:style-name="T9">10 min </text:span><text:span text:style-name="T6">de démo et/ou illustration</text:span></text:p>
      <text:p text:style-name="P1"><text:span text:style-name="T9">30 min questions du jury</text:span></text:p>
      <text:p text:style-name="P2"><text:span text:style-name="T12">- Le </text:span><text:span text:style-name="T15">dossier de projet </text:span><text:span text:style-name="T12">et de la présentation orale</text:span></text:p>
      <text:p text:style-name="P2"><text:span text:style-name="T12">- Un questionnement complémentaire lui permet d’évaluer </text:span><text:span text:style-name="T15">les compétences qui ne sont pas couvertes par le projet</text:span><text:span text:style-name="T12">.</text:span></text:p>
      <text:p text:style-name="P2"><text:span text:style-name="T11">15 min d’échange sur le Dossier Professionnel</text:span></text:p>
      <text:p text:style-name="P2"><text:span text:style-name="T12">- Le jury vérifie la maîtrise de chacune des deux activités du titre.</text:span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Ubuntu-Bold" svg:font-family="Ubuntu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28:11.413000000</meta:creation-date>
    <dc:date>2017-05-31T09:44:26.018000000</dc:date>
    <meta:editing-duration>PT6M4S</meta:editing-duration>
    <meta:editing-cycles>1</meta:editing-cycles>
    <meta:document-statistic meta:table-count="0" meta:image-count="0" meta:object-count="0" meta:page-count="1" meta:paragraph-count="27" meta:word-count="205" meta:character-count="1222" meta:non-whitespace-character-count="1044"/>
    <meta:generator>LibreOffice/5.3.2.2$Windows_X86_64 LibreOffice_project/6cd4f1ef626f15116896b1d8e1398b56da0d0ee1</meta:generator>
  </office:meta>
</office:document-meta>
</file>